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Dash_20_3" svg:stroke-width="0.05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2" style:family="graphic" style:parent-style-name="standard">
      <style:graphic-properties draw:stroke="solid" svg:stroke-width="0.05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solid" svg:stroke-width="0.05cm" svg:stroke-color="#000000" draw:stroke-linejoin="miter" draw:fill="solid" draw:fill-color="#99cc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294cm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47ff" fo:font-size="18pt" fo:font-style="normal" style:font-style-asian="normal" style:font-style-complex="normal"/>
    </style:style>
    <style:style style:name="P5" style:family="paragraph">
      <style:text-properties fo:color="#0047ff" fo:font-size="18pt"/>
    </style:style>
    <style:style style:name="P6" style:family="paragraph">
      <style:paragraph-properties fo:text-align="center"/>
      <style:text-properties fo:color="#0047ff" fo:font-size="18pt"/>
    </style:style>
    <style:style style:name="T1" style:family="text">
      <style:text-properties fo:color="#0047ff" fo:font-size="18pt" fo:font-style="normal" style:font-style-asian="normal" style:font-style-complex="normal"/>
    </style:style>
    <style:style style:name="T2" style:family="text">
      <style:text-properties fo:color="#0047ff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line" svg:x1="3.639cm" svg:y1="6.767cm" svg:x2="7.701cm" svg:y2="6.769cm" svg:d="m3639 6767 4062 2">
          <text:p/>
        </draw:connector>
        <draw:custom-shape draw:style-name="gr2" draw:text-style-name="P2" draw:layer="layout" svg:width="4.962cm" svg:height="1.803cm" svg:x="2.713cm" svg:y="6.767cm">
          <text:p/>
          <draw:enhanced-geometry svg:viewBox="0 0 11745 4429" draw:type="non-primitive" draw:enhanced-path="M 0 4428 C 9622 4428 11744 0 11744 0 N"/>
        </draw:custom-shape>
        <draw:connector draw:style-name="gr1" draw:text-style-name="P1" draw:layer="layout" draw:type="line" svg:x1="3.639cm" svg:y1="6.767cm" svg:x2="3.64cm" svg:y2="3.402cm" svg:d="m3639 6767 1-3365">
          <text:p/>
        </draw:connector>
        <draw:custom-shape draw:style-name="gr2" draw:text-style-name="P2" draw:layer="layout" svg:width="4.06cm" svg:height="3.367cm" svg:x="3.639cm" svg:y="3.402cm">
          <text:p/>
          <draw:enhanced-geometry svg:viewBox="0 0 9610 8262" draw:type="non-primitive" draw:enhanced-path="M 0 0 C 9609 0 9557 8261 9557 8261 N"/>
        </draw:custom-shape>
        <draw:custom-shape draw:style-name="gr3" draw:text-style-name="P2" draw:layer="layout" svg:width="0.204cm" svg:height="0.12cm" svg:x="5.031cm" svg:y="4.66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205cm" svg:height="0.12cm" svg:x="6.043cm" svg:y="6.07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204cm" svg:height="0.12cm" svg:x="5.335cm" svg:y="5.11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205cm" svg:height="0.121cm" svg:x="4.565cm" svg:y="5.15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205cm" svg:height="0.121cm" svg:x="6.264cm" svg:y="5.69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205cm" svg:height="0.12cm" svg:x="5.785cm" svg:y="5.17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205cm" svg:height="0.12cm" svg:x="5.59cm" svg:y="4.90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205cm" svg:height="0.119cm" svg:x="5.64cm" svg:y="5.38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204cm" svg:height="0.12cm" svg:x="5.538cm" svg:y="5.887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3.639cm" svg:y1="6.766cm" svg:x2="2.701cm" svg:y2="8.601cm" svg:d="m3639 6766-938 1835">
          <text:p/>
        </draw:connector>
        <draw:custom-shape draw:style-name="gr2" draw:text-style-name="P2" draw:layer="layout" svg:width="0.935cm" svg:height="5.159cm" svg:x="2.713cm" svg:y="3.391cm">
          <text:p/>
          <draw:enhanced-geometry svg:viewBox="0 0 2215 12663" draw:type="non-primitive" draw:enhanced-path="M 0 12662 C 56 4094 2214 0 2214 0 N"/>
        </draw:custom-shape>
        <draw:connector draw:style-name="gr1" draw:text-style-name="P1" draw:layer="layout" draw:type="line" svg:x1="14.439cm" svg:y1="6.767cm" svg:x2="18.501cm" svg:y2="6.769cm" svg:d="m14439 6767 4062 2">
          <text:p/>
        </draw:connector>
        <draw:custom-shape draw:style-name="gr2" draw:text-style-name="P2" draw:layer="layout" svg:width="4.962cm" svg:height="1.803cm" svg:x="13.513cm" svg:y="6.767cm">
          <text:p/>
          <draw:enhanced-geometry svg:viewBox="0 0 11745 4429" draw:type="non-primitive" draw:enhanced-path="M 0 4428 C 9622 4428 11744 0 11744 0 N"/>
        </draw:custom-shape>
        <draw:connector draw:style-name="gr1" draw:text-style-name="P1" draw:layer="layout" draw:type="line" svg:x1="14.439cm" svg:y1="6.767cm" svg:x2="14.44cm" svg:y2="3.402cm" svg:d="m14439 6767 1-3365">
          <text:p/>
        </draw:connector>
        <draw:custom-shape draw:style-name="gr2" draw:text-style-name="P2" draw:layer="layout" svg:width="4.06cm" svg:height="3.367cm" svg:x="14.439cm" svg:y="3.402cm">
          <text:p/>
          <draw:enhanced-geometry svg:viewBox="0 0 9610 8262" draw:type="non-primitive" draw:enhanced-path="M 0 0 C 9609 0 9557 8261 9557 8261 N"/>
        </draw:custom-shape>
        <draw:custom-shape draw:style-name="gr3" draw:text-style-name="P2" draw:layer="layout" svg:width="0.204cm" svg:height="0.12cm" svg:x="15.531cm" svg:y="4.06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205cm" svg:height="0.12cm" svg:x="16.843cm" svg:y="6.77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204cm" svg:height="0.12cm" svg:x="16.135cm" svg:y="5.11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205cm" svg:height="0.121cm" svg:x="14.765cm" svg:y="5.15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205cm" svg:height="0.121cm" svg:x="17.364cm" svg:y="6.09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205cm" svg:height="0.12cm" svg:x="17.185cm" svg:y="5.17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205cm" svg:height="0.12cm" svg:x="16.39cm" svg:y="4.40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205cm" svg:height="0.119cm" svg:x="16.44cm" svg:y="6.18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204cm" svg:height="0.12cm" svg:x="14.938cm" svg:y="7.287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4.439cm" svg:y1="6.766cm" svg:x2="13.501cm" svg:y2="8.601cm" svg:d="m14439 6766-938 1835">
          <text:p/>
        </draw:connector>
        <draw:custom-shape draw:style-name="gr2" draw:text-style-name="P2" draw:layer="layout" svg:width="0.935cm" svg:height="5.159cm" svg:x="13.513cm" svg:y="3.391cm">
          <text:p/>
          <draw:enhanced-geometry svg:viewBox="0 0 2215 12663" draw:type="non-primitive" draw:enhanced-path="M 0 12662 C 56 4094 2214 0 2214 0 N"/>
        </draw:custom-shape>
        <draw:line draw:style-name="gr4" draw:text-style-name="P3" draw:layer="layout" svg:x1="21.102cm" svg:y1="6.001cm" svg:x2="24.602cm" svg:y2="6.001cm">
          <text:p/>
        </draw:line>
        <draw:frame draw:style-name="gr5" draw:text-style-name="P4" draw:layer="layout" svg:width="3.961cm" svg:height="3.806cm" svg:x="20.941cm" svg:y="4.295cm">
          <draw:text-box>
            <text:p text:style-name="P3"><text:span text:style-name="T1">Analyse des</text:span></text:p>
            <text:p text:style-name="P3"><text:span text:style-name="T1">textes</text:span></text:p>
            <text:p text:style-name="P3"><text:span text:style-name="T1">-</text:span></text:p>
            <text:p text:style-name="P3"><text:span text:style-name="T1">Fusion</text:span></text:p>
            <text:p text:style-name="P3"><text:span text:style-name="T1">VideoSense</text:span></text:p>
          </draw:text-box>
        </draw:frame>
        <draw:line draw:style-name="gr4" draw:text-style-name="P3" draw:layer="layout" svg:x1="8.902cm" svg:y1="6.001cm" svg:x2="12.402cm" svg:y2="6.001cm">
          <text:p/>
        </draw:line>
        <draw:frame draw:style-name="gr6" draw:text-style-name="P5" draw:layer="layout" svg:width="4.5cm" svg:height="1.673cm" svg:x="2.801cm" svg:y="9.501cm">
          <draw:text-box>
            <text:p><text:span text:style-name="T2">Vecteurs aléatoires</text:span></text:p>
          </draw:text-box>
        </draw:frame>
        <draw:frame draw:style-name="gr7" draw:text-style-name="P6" draw:layer="layout" svg:width="5cm" svg:height="5.544cm" svg:x="8.201cm" svg:y="3.901cm">
          <draw:text-box>
            <text:p text:style-name="P3"><text:span text:style-name="T2">Exp 4</text:span></text:p>
            <text:p text:style-name="P3"><text:span text:style-name="T2">Apprentissage</text:span></text:p>
            <text:p text:style-name="P3"><text:span text:style-name="T2"/></text:p>
            <text:p text:style-name="P3"><text:span text:style-name="T2">sur ressources</text:span></text:p>
            <text:p text:style-name="P3"><text:span text:style-name="T2">LN1 </text:span></text:p>
            <text:p text:style-name="P3"><text:span text:style-name="T2">LN2</text:span></text:p>
            <text:p text:style-name="P3"><text:span text:style-name="T2">LN1 ↔ LN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3" draw:display-name="Dash 3" draw:style="rect" draw:dots1="1" draw:dots1-length="0.05cm" draw:distance="0.05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.7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idier Schwab</meta:initial-creator>
    <meta:creation-date>2011-05-31T11:22:32</meta:creation-date>
    <dc:date>2011-05-31T11:29:13</dc:date>
    <dc:creator>Didier Schwab</dc:creator>
    <meta:editing-duration>PT6M41S</meta:editing-duration>
    <meta:editing-cycles>1</meta:editing-cycles>
    <meta:document-statistic meta:object-count="35"/>
    <meta:generator>LibreOffice/3.4$Unix LibreOffice_project/300m103$Build-5</meta:generator>
  </office:meta>
</office:document-meta>
</file>